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Microsoft YaHei1" svg:font-family="'Microsoft YaHei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cm" fo:min-width="10.814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cm" fo:min-width="10.815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3cm" fo:min-width="2.51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23cm" fo:min-width="0.105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.207cm" fo:min-width="0.006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cm" svg:stroke-color="#ed1c2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.767cm" fo:min-width="1.253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7cm" fo:min-width="1.253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767cm" fo:min-width="1.253cm" fo:padding-top="0.125cm" fo:padding-bottom="0.125cm" fo:padding-left="0.25cm" fo:padding-right="0.25cm" fo:wrap-option="wrap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start"/>
      <style:text-properties fo:font-size="18pt" fo:font-weight="bold"/>
    </style:style>
    <style:style style:name="P10" style:family="paragraph">
      <loext:graphic-properties draw:fill="none"/>
      <style:paragraph-properties fo:text-align="center"/>
      <style:text-properties fo:font-weight="bold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icrosoft YaHei1" style:font-size-asian="10pt" style:font-style-asian="italic" style:font-weight-asian="normal" style:font-name-complex="DejaVu Sans" style:font-size-complex="10pt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italic" style:text-underline-style="none" fo:font-weight="normal" style:font-name-asian="Microsoft YaHei1" style:font-size-asian="12pt" style:font-style-asian="italic" style:font-weight-asian="normal" style:font-name-complex="DejaVu Sans" style:font-size-complex="12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italic" style:text-underline-style="none" fo:font-weight="normal" style:font-name-asian="DejaVu Sans" style:font-size-asian="16pt" style:font-style-asian="italic" style:font-weight-asian="normal" style:font-name-complex="DejaVu Sans" style:font-size-complex="16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-25% 58%" style:font-name="Times New Roman" fo:font-size="16pt" fo:letter-spacing="normal" fo:font-style="italic" style:text-underline-style="none" fo:font-weight="normal" style:font-name-asian="DejaVu Sans" style:font-size-asian="16pt" style:font-style-asian="italic" style:font-weight-asian="normal" style:font-name-complex="DejaVu Sans" style:font-size-complex="16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italic" style:text-underline-style="none" fo:font-weight="normal" style:font-name-asian="Times New Roman" style:font-size-asian="12pt" style:font-style-asian="italic" style:font-weight-asian="normal" style:font-name-complex="DejaVu Sans" style:font-size-complex="12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-25% 58%" style:font-name="Times New Roman" fo:font-size="12pt" fo:letter-spacing="normal" fo:font-style="italic" style:text-underline-style="none" fo:font-weight="normal" style:font-name-asian="DejaVu Sans" style:font-size-asian="12pt" style:font-style-asian="italic" style:font-weight-asian="normal" style:font-name-complex="DejaVu Sans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name="CustomShape 1" draw:style-name="gr1" draw:text-style-name="P1" draw:layer="layout" svg:width="11.314cm" svg:height="0.001cm" svg:x="2.184cm" svg:y="1.88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" draw:style-name="gr2" draw:text-style-name="P1" draw:layer="layout" svg:width="11.314cm" svg:height="0.001cm" svg:x="2.184cm" svg:y="3.9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" draw:style-name="gr3" draw:text-style-name="P1" draw:layer="layout" svg:x1="2.203cm" svg:y1="1.743cm" svg:x2="2.204cm" svg:y2="2.079cm">
          <text:p/>
        </draw:line>
        <draw:line draw:name="Line 4" draw:style-name="gr3" draw:text-style-name="P1" draw:layer="layout" svg:x1="2.184cm" svg:y1="3.768cm" svg:x2="2.185cm" svg:y2="4.103cm">
          <text:p/>
        </draw:line>
        <draw:custom-shape draw:name="CustomShape 5" draw:style-name="gr4" draw:text-style-name="P3" draw:layer="layout" svg:width="3.014cm" svg:height="0.672cm" svg:x="0.2cm" svg:y="0.4cm">
          <text:p text:style-name="P2"><text:span text:style-name="T1">Measurement </text:span><text:span text:style-name="T1">Receip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3" draw:layer="layout" svg:width="3.014cm" svg:height="0.672cm" svg:x="0.2cm" svg:y="2.721cm">
          <text:p text:style-name="P2"><text:span text:style-name="T1">M</text:span><text:span text:style-name="T1">e</text:span><text:span text:style-name="T1">a</text:span><text:span text:style-name="T1">s</text:span><text:span text:style-name="T1">u</text:span><text:span text:style-name="T1">r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T</text:span><text:span text:style-name="T1">i</text:span><text:span text:style-name="T1">m</text:span><text:span text:style-name="T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5" draw:layer="layout" svg:width="0.604cm" svg:height="0.672cm" svg:x="12.898cm" svg:y="1.977cm">
          <text:p text:style-name="P4"><text:span text:style-name="T2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1" draw:layer="layout" svg:width="0.505cm" svg:height="0.456cm" svg:x="1.602cm" svg:y="1.443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9" draw:style-name="gr6" draw:text-style-name="P1" draw:layer="layout" svg:width="0.505cm" svg:height="0.456cm" svg:x="1.604cm" svg:y="3.477cm">
          <text:p/>
          <draw:enhanced-geometry draw:mirror-horizontal="false" draw:mirror-vertical="false" svg:viewBox="0 0 0 0" draw:text-areas="0 0 ?f5 ?f6" draw:type="ooxml-curvedConnector3" draw:modifiers="-563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line draw:name="Line 10" draw:style-name="gr3" draw:text-style-name="P1" draw:layer="layout" svg:x1="4.864cm" svg:y1="3.746cm" svg:x2="4.865cm" svg:y2="4.121cm">
          <text:p/>
        </draw:line>
        <draw:line draw:name="Line 11" draw:style-name="gr7" draw:text-style-name="P1" draw:layer="layout" svg:x1="5.297cm" svg:y1="1.895cm" svg:x2="4.865cm" svg:y2="3.745cm">
          <text:p/>
        </draw:line>
        <draw:line draw:name="Line 12" draw:style-name="gr3" draw:text-style-name="P1" draw:layer="layout" svg:x1="8.418cm" svg:y1="3.748cm" svg:x2="8.419cm" svg:y2="4.123cm">
          <text:p/>
        </draw:line>
        <draw:line draw:name="Line 13" draw:style-name="gr7" draw:text-style-name="P1" draw:layer="layout" svg:x1="9.098cm" svg:y1="1.894cm" svg:x2="8.419cm" svg:y2="3.747cm">
          <text:p/>
        </draw:line>
        <draw:line draw:name="Line 14" draw:style-name="gr3" draw:text-style-name="P1" draw:layer="layout" svg:x1="7.822cm" svg:y1="3.746cm" svg:x2="7.823cm" svg:y2="4.122cm">
          <text:p/>
        </draw:line>
        <draw:line draw:name="Line 15" draw:style-name="gr7" draw:text-style-name="P1" draw:layer="layout" svg:x1="8.097cm" svg:y1="1.896cm" svg:x2="7.823cm" svg:y2="3.745cm">
          <text:p/>
        </draw:line>
        <draw:line draw:name="Line 16" draw:style-name="gr3" draw:text-style-name="P1" draw:layer="layout" svg:x1="11.155cm" svg:y1="3.748cm" svg:x2="11.156cm" svg:y2="4.123cm">
          <text:p/>
        </draw:line>
        <draw:line draw:name="Line 17" draw:style-name="gr7" draw:text-style-name="P1" draw:layer="layout" svg:x1="12.497cm" svg:y1="1.901cm" svg:x2="11.154cm" svg:y2="3.748cm">
          <text:p/>
        </draw:line>
        <draw:line draw:name="Line 18" draw:style-name="gr8" draw:text-style-name="P1" draw:layer="layout" svg:x1="4.865cm" svg:y1="1.9cm" svg:x2="4.864cm" svg:y2="3.745cm">
          <text:p/>
        </draw:line>
        <draw:line draw:name="Line 19" draw:style-name="gr8" draw:text-style-name="P1" draw:layer="layout" svg:x1="7.822cm" svg:y1="1.902cm" svg:x2="7.821cm" svg:y2="3.747cm">
          <text:p/>
        </draw:line>
        <draw:line draw:name="Line 20" draw:style-name="gr8" draw:text-style-name="P1" draw:layer="layout" svg:x1="8.419cm" svg:y1="1.9cm" svg:x2="8.418cm" svg:y2="3.745cm">
          <text:p/>
        </draw:line>
        <draw:line draw:name="Line 21" draw:style-name="gr3" draw:text-style-name="P1" draw:layer="layout" svg:x1="3.164cm" svg:y1="3.744cm" svg:x2="3.165cm" svg:y2="4.119cm">
          <text:p/>
        </draw:line>
        <draw:line draw:name="Line 22" draw:style-name="gr7" draw:text-style-name="P1" draw:layer="layout" svg:x1="3.558cm" svg:y1="1.901cm" svg:x2="3.165cm" svg:y2="3.744cm">
          <text:p/>
        </draw:line>
        <draw:line draw:name="Line 23" draw:style-name="gr8" draw:text-style-name="P1" draw:layer="layout" svg:x1="3.165cm" svg:y1="1.899cm" svg:x2="3.164cm" svg:y2="3.744cm">
          <text:p/>
        </draw:line>
        <draw:line draw:name="Line 24" draw:style-name="gr8" draw:text-style-name="P1" draw:layer="layout" svg:x1="11.137cm" svg:y1="1.9cm" svg:x2="11.136cm" svg:y2="3.745cm">
          <text:p/>
        </draw:line>
        <draw:custom-shape draw:name="CustomShape 25" draw:style-name="gr9" draw:text-style-name="P7" draw:layer="layout" svg:width="1.752cm" svg:height="1.016cm" svg:x="2.447cm" svg:y="3.967cm">
          <text:p text:style-name="P6"><text:span text:style-name="T3">t</text:span><text:span text:style-name="T4">k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" draw:text-style-name="P7" draw:layer="layout" svg:width="1.752cm" svg:height="1.016cm" svg:x="4.154cm" svg:y="3.967cm">
          <text:p text:style-name="P6"><text:span text:style-name="T3">t</text:span><text:span text:style-name="T4">k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0" draw:text-style-name="P7" draw:layer="layout" svg:width="1.752cm" svg:height="1.016cm" svg:x="6.955cm" svg:y="3.967cm">
          <text:p text:style-name="P6"><text:span text:style-name="T3">t</text:span><text:span text:style-name="T4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0" draw:text-style-name="P7" draw:layer="layout" svg:width="1.752cm" svg:height="1.016cm" svg:x="7.758cm" svg:y="3.967cm">
          <text:p text:style-name="P6"><text:span text:style-name="T3">t</text:span><text:span text:style-name="T4">k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0" draw:text-style-name="P7" draw:layer="layout" svg:width="1.752cm" svg:height="1.016cm" svg:x="10.472cm" svg:y="3.967cm">
          <text:p text:style-name="P6"><text:span text:style-name="T3">t</text:span><text:span text:style-name="T4">k+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9" draw:text-style-name="P7" draw:layer="layout" svg:width="1.752cm" svg:height="1.016cm" svg:x="2.548cm" svg:y="0.567cm">
          <text:p text:style-name="P6"><text:span text:style-name="T5">δ</text:span><text:span text:style-name="T6">k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0" draw:text-style-name="P7" draw:layer="layout" svg:width="1.752cm" svg:height="1.016cm" svg:x="4.355cm" svg:y="0.768cm">
          <text:p text:style-name="P6"><text:span text:style-name="T5">δ</text:span><text:span text:style-name="T6">k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0" draw:text-style-name="P7" draw:layer="layout" svg:width="1.752cm" svg:height="1.016cm" svg:x="7.155cm" svg:y="0.768cm">
          <text:p text:style-name="P6"><text:span text:style-name="T5">δ</text:span><text:span text:style-name="T6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" draw:text-style-name="P7" draw:layer="layout" svg:width="1.752cm" svg:height="1.016cm" svg:x="7.958cm" svg:y="0.768cm">
          <text:p text:style-name="P6"><text:span text:style-name="T5">δ</text:span><text:span text:style-name="T6">k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7" draw:layer="layout" svg:width="1.752cm" svg:height="1.016cm" svg:x="10.872cm" svg:y="0.768cm">
          <text:p text:style-name="P6"><text:span text:style-name="T5">δ</text:span><text:span text:style-name="T6">k+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5" draw:layer="layout" svg:width="0.604cm" svg:height="0.672cm" svg:x="12.898cm" svg:y="4.011cm">
          <text:p text:style-name="P4"><text:span text:style-name="T2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1" draw:layer="layout" svg:x1="3.164cm" svg:y1="1.683cm" svg:x2="3.164cm" svg:y2="1.892cm">
          <text:p/>
        </draw:line>
        <draw:line draw:name="Line 3" draw:style-name="gr3" draw:text-style-name="P1" draw:layer="layout" svg:x1="3.564cm" svg:y1="1.684cm" svg:x2="3.564cm" svg:y2="1.893cm">
          <text:p/>
        </draw:line>
        <draw:line draw:style-name="gr12" draw:text-style-name="P8" draw:layer="layout" svg:x1="3.164cm" svg:y1="1.783cm" svg:x2="3.564cm" svg:y2="1.783cm">
          <text:p/>
        </draw:line>
        <draw:line draw:name="Line 3" draw:style-name="gr3" draw:text-style-name="P1" draw:layer="layout" svg:x1="4.864cm" svg:y1="1.683cm" svg:x2="4.864cm" svg:y2="1.892cm">
          <text:p/>
        </draw:line>
        <draw:line draw:name="Line 3" draw:style-name="gr3" draw:text-style-name="P1" draw:layer="layout" svg:x1="5.3cm" svg:y1="1.684cm" svg:x2="5.3cm" svg:y2="1.893cm">
          <text:p/>
        </draw:line>
        <draw:line draw:style-name="gr12" draw:text-style-name="P8" draw:layer="layout" svg:x1="4.864cm" svg:y1="1.783cm" svg:x2="5.297cm" svg:y2="1.784cm">
          <text:p/>
        </draw:line>
        <draw:line draw:name="Line 3" draw:style-name="gr3" draw:text-style-name="P1" draw:layer="layout" svg:x1="7.822cm" svg:y1="1.683cm" svg:x2="7.822cm" svg:y2="1.892cm">
          <text:p/>
        </draw:line>
        <draw:line draw:name="Line 3" draw:style-name="gr3" draw:text-style-name="P1" draw:layer="layout" svg:x1="8.092cm" svg:y1="1.684cm" svg:x2="8.092cm" svg:y2="1.893cm">
          <text:p/>
        </draw:line>
        <draw:line draw:style-name="gr12" draw:text-style-name="P8" draw:layer="layout" svg:x1="7.822cm" svg:y1="1.783cm" svg:x2="8.092cm" svg:y2="1.783cm">
          <text:p/>
        </draw:line>
        <draw:line draw:name="Line 3" draw:style-name="gr3" draw:text-style-name="P9" draw:layer="layout" svg:x1="8.418cm" svg:y1="1.683cm" svg:x2="8.418cm" svg:y2="1.892cm">
          <text:p/>
        </draw:line>
        <draw:line draw:name="Line 3" draw:style-name="gr3" draw:text-style-name="P9" draw:layer="layout" svg:x1="9.093cm" svg:y1="1.684cm" svg:x2="9.093cm" svg:y2="1.893cm">
          <text:p/>
        </draw:line>
        <draw:line draw:style-name="gr12" draw:text-style-name="P10" draw:layer="layout" svg:x1="8.418cm" svg:y1="1.783cm" svg:x2="9.097cm" svg:y2="1.783cm">
          <text:p/>
        </draw:line>
        <draw:line draw:name="Line 3" draw:style-name="gr3" draw:text-style-name="P9" draw:layer="layout" svg:x1="8.416cm" svg:y1="1.683cm" svg:x2="8.416cm" svg:y2="1.892cm">
          <text:p/>
        </draw:line>
        <draw:line draw:name="Line 3" draw:style-name="gr3" draw:text-style-name="P9" draw:layer="layout" svg:x1="9.093cm" svg:y1="1.684cm" svg:x2="9.093cm" svg:y2="1.893cm">
          <text:p/>
        </draw:line>
        <draw:line draw:style-name="gr12" draw:text-style-name="P10" draw:layer="layout" svg:x1="8.417cm" svg:y1="1.783cm" svg:x2="9.096cm" svg:y2="1.783cm">
          <text:p/>
        </draw:line>
        <draw:line draw:name="Line 3" draw:style-name="gr3" draw:text-style-name="P9" draw:layer="layout" svg:x1="11.139cm" svg:y1="1.683cm" svg:x2="11.139cm" svg:y2="1.892cm">
          <text:p/>
        </draw:line>
        <draw:line draw:style-name="gr12" draw:text-style-name="P10" draw:layer="layout" svg:x1="11.139cm" svg:y1="1.783cm" svg:x2="11.818cm" svg:y2="1.783cm">
          <text:p/>
        </draw:line>
        <draw:line draw:name="Line 3" draw:style-name="gr3" draw:text-style-name="P9" draw:layer="layout" svg:x1="11.138cm" svg:y1="1.683cm" svg:x2="11.138cm" svg:y2="1.892cm">
          <text:p/>
        </draw:line>
        <draw:line draw:name="Line 3" draw:style-name="gr3" draw:text-style-name="P9" draw:layer="layout" svg:x1="12.477cm" svg:y1="1.684cm" svg:x2="12.477cm" svg:y2="1.893cm">
          <text:p/>
        </draw:line>
        <draw:line draw:style-name="gr12" draw:text-style-name="P10" draw:layer="layout" svg:x1="11.138cm" svg:y1="1.783cm" svg:x2="12.477cm" svg:y2="1.783cm">
          <text:p/>
        </draw:lin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1" draw:layer="layout" svg:width="16.799cm" svg:height="12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Microsoft YaHei1" svg:font-family="'Microsoft YaHei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.199999809265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136cm" fo:margin-bottom="0cm" fo:text-indent="0cm"/>
      <style:text-properties fo:font-size="9.80000019073486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102cm" fo:margin-bottom="0cm" fo:text-indent="0cm"/>
      <style:text-properties fo:font-size="8.39999961853027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066cm" fo:margin-bottom="0cm" fo:text-indent="0cm"/>
      <style:text-properties fo:font-size="7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32cm" fo:margin-bottom="0cm" fo:text-indent="0cm"/>
      <style:text-properties fo:font-size="7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32cm" fo:margin-bottom="0cm" fo:text-indent="0cm"/>
      <style:text-properties fo:font-size="7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32cm" fo:margin-bottom="0cm" fo:text-indent="0cm"/>
      <style:text-properties fo:font-size="7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32cm" fo:margin-bottom="0cm" fo:text-indent="0cm"/>
      <style:text-properties fo:font-size="7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32cm" fo:margin-bottom="0cm" fo:text-indent="0cm"/>
      <style:text-properties fo:font-size="7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300000190734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cm" fo:page-height="5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534cm" svg:x="1cm" svg:y="4.505cm"/>
      <draw:page-thumbnail draw:layer="backgroundobjects" svg:width="8.999cm" svg:height="3.534cm" svg:x="1cm" svg:y="13.081cm"/>
      <draw:page-thumbnail draw:layer="backgroundobjects" svg:width="8.999cm" svg:height="3.534cm" svg:x="1cm" svg:y="21.657cm"/>
      <draw:page-thumbnail draw:layer="backgroundobjects" svg:width="8.999cm" svg:height="3.534cm" svg:x="11cm" svg:y="4.505cm"/>
      <draw:page-thumbnail draw:layer="backgroundobjects" svg:width="8.999cm" svg:height="3.534cm" svg:x="11cm" svg:y="13.081cm"/>
      <draw:page-thumbnail draw:layer="backgroundobjects" svg:width="8.999cm" svg:height="3.534cm" svg:x="11cm" svg:y="21.657cm"/>
    </style:handout-master>
    <style:master-page style:name="Padrão" style:page-layout-name="PM1" draw:style-name="Mdp1">
      <draw:frame presentation:style-name="Padrão-title" draw:layer="backgroundobjects" svg:width="12.6cm" svg:height="0.919cm" svg:x="0.7cm" svg:y="0.216cm" presentation:class="title" presentation:placeholder="true">
        <draw:text-box/>
      </draw:frame>
      <draw:frame presentation:style-name="Padrão-outline1" draw:layer="backgroundobjects" svg:width="12.6cm" svg:height="3.19cm" svg:x="0.7cm" svg:y="1.284cm" presentation:class="outline" presentation:placeholder="true">
        <draw:text-box/>
      </draw:frame>
      <draw:frame presentation:style-name="Mpr1" draw:text-style-name="MP2" draw:layer="backgroundobjects" svg:width="3.26cm" svg:height="0.379cm" svg:x="0.7cm" svg:y="5.0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436cm" svg:height="0.379cm" svg:x="4.788cm" svg:y="5.0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26cm" svg:height="0.379cm" svg:x="10.034cm" svg:y="5.00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5T19:30:26.686000000</meta:creation-date>
    <dc:date>2018-12-17T15:20:55.221086602</dc:date>
    <meta:editing-duration>PT1M40S</meta:editing-duration>
    <meta:editing-cycles>2</meta:editing-cycles>
    <meta:generator>LibreOffice/6.0.6.2$Linux_X86_64 LibreOffice_project/00m0$Build-2</meta:generator>
    <meta:document-statistic meta:object-count="78"/>
  </office:meta>
</office:document-meta>
</file>